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footnote_20_text" style:master-page-name="Converted2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</text:p>
      <text:p text:style-name="Author">Author Mc.Authorface</text:p>
      <text:p text:style-name="Date">25 september 2018</text:p>
      <text:h text:style-name="Heading_20_1" text:outline-level="1">Introduction</text:h>
      <text:p text:style-name="First_20_Paragraph">Blah bl<text:bookmark text:name="_GoBack"/>ah.<text:note text:id="ftn1" text:note-class="footnote"><text:note-citation>1</text:note-citation><text:note-body><text:p text:style-name="P2"><text:span text:style-name="footnote_20_reference"/> Website: <text:a xlink:type="simple" xlink:href="https://xiph.org/" text:style-name="Internet_20_link" text:visited-style-name="Visited_20_Internet_20_Link">https://xiph.org/</text:a></text:p></text:note-body></text:note>. Quote:</text:p>
      <text:p text:style-name="Block_20_Text">This is a quo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top="0.0693in" fo:margin-bottom="0.0693in" loext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_20_text" style:display-name="footnote text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fo:font-weight="normal" style:font-weight-asian="normal" style:font-weight-complex="normal"/>
    </style:style>
    <style:style style:name="Source_20_Code" style:display-name="Source Code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reference" style:display-name="footnote reference" style:family="text" style:parent-style-name="Caption_20_Char">
      <style:text-properties style:text-position="super 58%"/>
    </style:style>
    <style:style style:name="Internet_20_link" style:display-name="Internet link" style:family="text" style:parent-style-name="Caption_20_Char">
      <style:text-properties fo:color="#4f81bd"/>
    </style:style>
    <style:style style:name="Keyword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3335in" fo:margin-left="3.8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3335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839in" fo:margin-bottom="0.5in" fo:margin-left="0.9839in" fo:margin-right="0.9839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serveringsformaat audio CDs</dc:title>
    <meta:initial-creator>Johan van der Knijff</meta:initial-creator>
    <dc:creator>Johan van der Knijff</dc:creator>
    <meta:editing-cycles>2</meta:editing-cycles>
    <meta:creation-date>2018-09-26T10:09:00</meta:creation-date>
    <dc:date>2018-09-26T10:14:00</dc:date>
    <meta:editing-duration>PT10M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18" meta:character-count="122" meta:non-whitespace-character-count="112"/>
    <meta:user-defined meta:name="AppVersion">14.0000</meta:user-defined>
    <meta:user-defined meta:name="Company">Koninklijke Bibliothee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